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1e3" officeooo:paragraph-rsid="0003e1e3"/>
    </style:style>
    <style:style style:name="T1" style:family="text">
      <style:text-properties officeooo:rsid="000414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fdsf<text:span text:style-name="T1">sdfsdfs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1:15:50.768305866</meta:creation-date>
    <dc:date>2021-06-29T11:27:54.175824367</dc:date>
    <meta:editing-duration>PT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5" meta:non-whitespace-character-count="15"/>
  </office:meta>
</office:document-meta>
</file>